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VIGNE BAROLO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55.511578" calcext:value-type="float">
            <text:p>55.5115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SERRADENARI</text:p>
          </table:table-cell>
          <table:table-cell office:value-type="string" calcext:value-type="string">
            <text:p>RENATO R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941fa9gznjyqjksnt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rradenari Barolo</text:p>
          </table:table-cell>
          <table:table-cell office:value-type="string" calcext:value-type="string">
            <text:p>Renato Ratti</text:p>
          </table:table-cell>
          <table:table-cell office:value-type="float" office:value="59.62654" calcext:value-type="float">
            <text:p>59.626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IULANO SAN PIETRO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38dcgetj42nrrw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 Pietro Friulano</text:p>
          </table:table-cell>
          <table:table-cell office:value-type="string" calcext:value-type="string">
            <text:p>I Clivi</text:p>
          </table:table-cell>
          <table:table-cell office:value-type="float" office:value="50.604385" calcext:value-type="float">
            <text:p>50.6043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j2ddxb53sptb5ac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ora</text:p>
          </table:table-cell>
          <table:table-cell office:value-type="string" calcext:value-type="string">
            <text:p>Girlan</text:p>
          </table:table-cell>
          <table:table-cell office:value-type="float" office:value="38.32533" calcext:value-type="float">
            <text:p>38.325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YLVANER ALTE REBEN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yfdmfvtvp7c8x5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Alte Reben</text:p>
          </table:table-cell>
          <table:table-cell office:value-type="string" calcext:value-type="string">
            <text:p>Pacherhof</text:p>
          </table:table-cell>
          <table:table-cell office:value-type="float" office:value="48.306973" calcext:value-type="float">
            <text:p>48.3069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GANA I FRATI</text:p>
          </table:table-cell>
          <table:table-cell office:value-type="string" calcext:value-type="string">
            <text:p>CA DEI FRATI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3600" calcext:value-type="float">
            <text:p>13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1816c7pdatn9v5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I Frati</text:p>
          </table:table-cell>
          <table:table-cell office:value-type="string" calcext:value-type="string">
            <text:p>Cà dei Frati</text:p>
          </table:table-cell>
          <table:table-cell office:value-type="float" office:value="55.75183" calcext:value-type="float">
            <text:p>55.751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VATE CUVEE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41.374416" calcext:value-type="float">
            <text:p>41.3744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VATE CUVEE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41.374416" calcext:value-type="float">
            <text:p>41.3744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VATE CUVEE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41.374416" calcext:value-type="float">
            <text:p>41.3744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LVASIA DIS CUMIER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yzv1ammcyyv7bgcp5yrh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Dis Cumieris</text:p>
          </table:table-cell>
          <table:table-cell office:value-type="string" calcext:value-type="string">
            <text:p>Vie di Romans</text:p>
          </table:table-cell>
          <table:table-cell office:value-type="float" office:value="53.44979" calcext:value-type="float">
            <text:p>53.449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RR</text:p>
          </table:table-cell>
          <table:table-cell office:value-type="string" calcext:value-type="string">
            <text:p>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44nanpj8njtess3xp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RR</text:p>
          </table:table-cell>
          <table:table-cell office:value-type="string" calcext:value-type="string">
            <text:p>Keller</text:p>
          </table:table-cell>
          <table:table-cell office:value-type="float" office:value="34.423218" calcext:value-type="float">
            <text:p>34.4232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1jnpkk9pxe4ygtv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 office:value-type="float" office:value="52.254623" calcext:value-type="float">
            <text:p>52.2546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SIMIS PINOT GRIGIO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10095" calcext:value-type="float">
            <text:p>52.100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AUSLESE NIEDERHÄUSER HERMANNSHÖHLE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4phag0w0z4xs42ax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häuser Hermannshöhle Riesling Auslese</text:p>
          </table:table-cell>
          <table:table-cell office:value-type="string" calcext:value-type="string">
            <text:p>Dönnhoff</text:p>
          </table:table-cell>
          <table:table-cell office:value-type="float" office:value="50.446632" calcext:value-type="float">
            <text:p>50.4466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MUR CHAMPIGNY</text:p>
          </table:table-cell>
          <table:table-cell office:value-type="string" calcext:value-type="string">
            <text:p>CLOS ROUGE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spps22tpwrjm9n4t7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umur Champigny</text:p>
          </table:table-cell>
          <table:table-cell office:value-type="string" calcext:value-type="string">
            <text:p>Clos Rougeard</text:p>
          </table:table-cell>
          <table:table-cell office:value-type="float" office:value="48.89445" calcext:value-type="float">
            <text:p>48.894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MASS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6000" calcext:value-type="float">
            <text:p>8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6.496246" calcext:value-type="float">
            <text:p>36.4962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ALMAVI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pmbnxcrfj6m8d2p5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Almaviva</text:p>
          </table:table-cell>
          <table:table-cell office:value-type="float" office:value="50.563126" calcext:value-type="float">
            <text:p>50.5631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NCA DOFI</text:p>
          </table:table-cell>
          <table:table-cell office:value-type="string" calcext:value-type="string">
            <text:p>ALVARO PALACI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a38219d652p3yn9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nca Dofí</text:p>
          </table:table-cell>
          <table:table-cell office:value-type="string" calcext:value-type="string">
            <text:p>Álvaro Palacios</text:p>
          </table:table-cell>
          <table:table-cell office:value-type="float" office:value="54.481705" calcext:value-type="float">
            <text:p>54.4817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PETIT CLOS</text:p>
          </table:table-cell>
          <table:table-cell office:value-type="string" calcext:value-type="string">
            <text:p>CLOS APAL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e02qjwe5c962p475t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Clos</text:p>
          </table:table-cell>
          <table:table-cell office:value-type="string" calcext:value-type="string">
            <text:p>Clos Apalta</text:p>
          </table:table-cell>
          <table:table-cell office:value-type="float" office:value="47.32429" calcext:value-type="float">
            <text:p>47.324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ORGIO PRIMO</text:p>
          </table:table-cell>
          <table:table-cell office:value-type="string" calcext:value-type="string">
            <text:p>LA MA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0crfbq5ea5ydtdv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orgio Primo</text:p>
          </table:table-cell>
          <table:table-cell office:value-type="string" calcext:value-type="string">
            <text:p>La Massa</text:p>
          </table:table-cell>
          <table:table-cell office:value-type="float" office:value="45.232224" calcext:value-type="float">
            <text:p>45.2322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0.270103" calcext:value-type="float">
            <text:p>40.2701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 TERRASSES PRIORAT</text:p>
          </table:table-cell>
          <table:table-cell office:value-type="string" calcext:value-type="string">
            <text:p>ALVARO PALACI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dh9sxwzy8mcf5fv5pqs28k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orat Les Terrasses</text:p>
          </table:table-cell>
          <table:table-cell office:value-type="string" calcext:value-type="string">
            <text:p>Álvaro Palacios</text:p>
          </table:table-cell>
          <table:table-cell office:value-type="float" office:value="52.800438" calcext:value-type="float">
            <text:p>52.80043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HLOSSBERG GG SPÄTBURGUNDER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kyhf8sb4tdnyme3r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chlossberg GG</text:p>
          </table:table-cell>
          <table:table-cell office:value-type="string" calcext:value-type="string">
            <text:p>Franz Keller</text:p>
          </table:table-cell>
          <table:table-cell office:value-type="float" office:value="48.26573" calcext:value-type="float">
            <text:p>48.265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NTAGE PORT</text:p>
          </table:table-cell>
          <table:table-cell office:value-type="string" calcext:value-type="string">
            <text:p>QUINTA DO NO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762bytpnq6twx551ww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Vintage Port</text:p>
          </table:table-cell>
          <table:table-cell office:value-type="string" calcext:value-type="string">
            <text:p>Quinta do Noval</text:p>
          </table:table-cell>
          <table:table-cell office:value-type="float" office:value="40.909004" calcext:value-type="float">
            <text:p>40.909004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FALLETTO LE ROCCHE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3t6h3wdxhfs6e580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Le Rocche del Falletto</text:p>
          </table:table-cell>
          <table:table-cell office:value-type="string" calcext:value-type="string">
            <text:p>Bruno Giacosa</text:p>
          </table:table-cell>
          <table:table-cell office:value-type="float" office:value="49.71817" calcext:value-type="float">
            <text:p>49.7181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AROLO VIA NUOVA</text:p>
          </table:table-cell>
          <table:table-cell office:value-type="string" calcext:value-type="string">
            <text:p>CHIARA BOSCH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60da4m3xahm30twy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nnubi</text:p>
          </table:table-cell>
          <table:table-cell office:value-type="string" calcext:value-type="string">
            <text:p>Boschis</text:p>
          </table:table-cell>
          <table:table-cell office:value-type="float" office:value="31.680893" calcext:value-type="float">
            <text:p>31.6808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04068" calcext:value-type="float">
            <text:p>46.040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GOLE TORTE 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2.185905" calcext:value-type="float">
            <text:p>42.1859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GOLE TORTE 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2.185905" calcext:value-type="float">
            <text:p>42.1859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2.185905" calcext:value-type="float">
            <text:p>42.1859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PERFLABILIS</text:p>
          </table:table-cell>
          <table:table-cell office:value-type="string" calcext:value-type="string">
            <text:p>GRIESBAU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e7swjrs3trks81fdr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erflabilis</text:p>
          </table:table-cell>
          <table:table-cell office:value-type="string" calcext:value-type="string">
            <text:p>Griesbauerhof</text:p>
          </table:table-cell>
          <table:table-cell office:value-type="float" office:value="50.00685" calcext:value-type="float">
            <text:p>50.0068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LYNCH BAGES GRAND VIN</text:p>
          </table:table-cell>
          <table:table-cell office:value-type="string" calcext:value-type="string">
            <text:p>CHATEAU LYNCH 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by9wdd2876aaf181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ynch-Bages Pauillac Grand Cru Classé</text:p>
          </table:table-cell>
          <table:table-cell office:value-type="string" calcext:value-type="string">
            <text:p>Château Lynch-Bages</text:p>
          </table:table-cell>
          <table:table-cell office:value-type="float" office:value="57.92724" calcext:value-type="float">
            <text:p>57.9272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TABER LATE RELEASE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421524" calcext:value-type="float">
            <text:p>42.42152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OFACKER LAGREIN RISERVA</text:p>
          </table:table-cell>
          <table:table-cell office:value-type="string" calcext:value-type="string">
            <text:p>GEORG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eahfdy23ajwd9s44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yonisos Cuvée Reserve Trocken</text:p>
          </table:table-cell>
          <table:table-cell office:value-type="string" calcext:value-type="string">
            <text:p>Georg Sommerbauer</text:p>
          </table:table-cell>
          <table:table-cell office:value-type="float" office:value="17.095814" calcext:value-type="float">
            <text:p>17.0958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ALESTE SIBI ET PAUCIS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dhypk5sqaxzv4njg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 Sibi et Paucis</text:p>
          </table:table-cell>
          <table:table-cell office:value-type="string" calcext:value-type="string">
            <text:p>Sandrone Luciano</text:p>
          </table:table-cell>
          <table:table-cell office:value-type="float" office:value="62.20912" calcext:value-type="float">
            <text:p>62.209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TNA ROSSO RESECA</text:p>
          </table:table-cell>
          <table:table-cell office:value-type="string" calcext:value-type="string">
            <text:p>GULF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s8ytbymxznp09be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seca</text:p>
          </table:table-cell>
          <table:table-cell office:value-type="string" calcext:value-type="string">
            <text:p>Gulfi</text:p>
          </table:table-cell>
          <table:table-cell office:value-type="float" office:value="33.795048" calcext:value-type="float">
            <text:p>33.7950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RISERVA</text:p>
          </table:table-cell>
          <table:table-cell office:value-type="string" calcext:value-type="string">
            <text:p>OSVALDO VI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vk30c9kjqdztp5esm6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nnubi Riserva</text:p>
          </table:table-cell>
          <table:table-cell office:value-type="string" calcext:value-type="string">
            <text:p>Osvaldo Viberti</text:p>
          </table:table-cell>
          <table:table-cell office:value-type="float" office:value="50.3547" calcext:value-type="float">
            <text:p>50.35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EPI</text:p>
          </table:table-cell>
          <table:table-cell office:value-type="string" calcext:value-type="string">
            <text:p>MAZZ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0gt7tvxpa3nxn6e3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32.218838" calcext:value-type="float">
            <text:p>32.2188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IÈ CARMEA</text:p>
          </table:table-cell>
          <table:table-cell office:value-type="string" calcext:value-type="string">
            <text:p>MURAJ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efxhympt512bayck9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ié</text:p>
          </table:table-cell>
          <table:table-cell office:value-type="string" calcext:value-type="string">
            <text:p>Muraje</text:p>
          </table:table-cell>
          <table:table-cell office:value-type="float" office:value="49.33429" calcext:value-type="float">
            <text:p>49.3342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N CRU SAINT EMILION</text:p>
          </table:table-cell>
          <table:table-cell office:value-type="string" calcext:value-type="string">
            <text:p>QUINAULT L'ENCL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qzzxfdk2sdzwqpcz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 (Grand Cru Classé)</text:p>
          </table:table-cell>
          <table:table-cell office:value-type="string" calcext:value-type="string">
            <text:p>Château Quinault l'Enclos</text:p>
          </table:table-cell>
          <table:table-cell office:value-type="float" office:value="49.724464" calcext:value-type="float">
            <text:p>49.7244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RCENCA GRENACHE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k126m22e0m8ter3cn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nache</text:p>
          </table:table-cell>
          <table:table-cell office:value-type="string" calcext:value-type="string">
            <text:p>Terroir Cellars</text:p>
          </table:table-cell>
          <table:table-cell office:value-type="float" office:value="23.206964" calcext:value-type="float">
            <text:p>23.2069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qwm76qr0hvpr258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Bio</text:p>
          </table:table-cell>
          <table:table-cell office:value-type="string" calcext:value-type="string">
            <text:p>Poggio di Sotto</text:p>
          </table:table-cell>
          <table:table-cell office:value-type="float" office:value="45.181423" calcext:value-type="float">
            <text:p>45.181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NOIR SIERRA DE MALAGA</text:p>
          </table:table-cell>
          <table:table-cell office:value-type="string" calcext:value-type="string">
            <text:p>CORTIJO AGUILA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hftnzah5d5qty063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Los Aguilares</text:p>
          </table:table-cell>
          <table:table-cell office:value-type="float" office:value="31.648129" calcext:value-type="float">
            <text:p>31.6481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ND VIN SAINT JULIEN</text:p>
          </table:table-cell>
          <table:table-cell office:value-type="string" calcext:value-type="string">
            <text:p>CHATEAU BEYCHEV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9yqqz4acg3fqfhrgx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Julien (Grand Cru Classé)</text:p>
          </table:table-cell>
          <table:table-cell office:value-type="string" calcext:value-type="string">
            <text:p>Château Beychevelle</text:p>
          </table:table-cell>
          <table:table-cell office:value-type="float" office:value="42.89031" calcext:value-type="float">
            <text:p>42.89031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AND VIN </text:p>
          </table:table-cell>
          <table:table-cell office:value-type="string" calcext:value-type="string">
            <text:p>HAUT BRI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r1v5ptb4qygfc1435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ssac-Léognan Blanc (Grand Cru Classé de Graves)</text:p>
          </table:table-cell>
          <table:table-cell office:value-type="string" calcext:value-type="string">
            <text:p>Château Haut-Brion</text:p>
          </table:table-cell>
          <table:table-cell office:value-type="float" office:value="28.780397" calcext:value-type="float">
            <text:p>28.780397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FALLETTO ETICHETTA ROSSA RISERVA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49900" calcext:value-type="float">
            <text:p>49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0kx7ckz2qer388k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Falletto</text:p>
          </table:table-cell>
          <table:table-cell office:value-type="string" calcext:value-type="string">
            <text:p>Bruno Giacosa</text:p>
          </table:table-cell>
          <table:table-cell office:value-type="float" office:value="53.214157" calcext:value-type="float">
            <text:p>53.2141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OLCETTO D'ALBA</text:p>
          </table:table-cell>
          <table:table-cell office:value-type="string" calcext:value-type="string">
            <text:p>CASCINA PENNA CURRA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pkgb44yf29rfysv1m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</text:p>
          </table:table-cell>
          <table:table-cell office:value-type="string" calcext:value-type="string">
            <text:p>Massimo Penna Viticoltore</text:p>
          </table:table-cell>
          <table:table-cell office:value-type="float" office:value="31.098686" calcext:value-type="float">
            <text:p>31.0986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EBBIOLO LANGHE</text:p>
          </table:table-cell>
          <table:table-cell office:value-type="string" calcext:value-type="string">
            <text:p>CASCINA PENNA CURRA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tfqy3w8rn64qm35w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Penna Daniele</text:p>
          </table:table-cell>
          <table:table-cell office:value-type="float" office:value="33.29997" calcext:value-type="float">
            <text:p>33.299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RILAN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krczaydj3qa1wzn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ilan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727737" calcext:value-type="float">
            <text:p>41.7277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URNI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9100" calcext:value-type="float">
            <text:p>91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vekk9af6ma5k3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Kurni</text:p>
          </table:table-cell>
          <table:table-cell office:value-type="string" calcext:value-type="string">
            <text:p>Oasi degli Angeli</text:p>
          </table:table-cell>
          <table:table-cell office:value-type="float" office:value="56.896454" calcext:value-type="float">
            <text:p>56.8964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UBERTUS ST. MAGDALENER</text:p>
          </table:table-cell>
          <table:table-cell office:value-type="string" calcext:value-type="string">
            <text:p>GRIESBAUERHOF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3grgbvspgegrs39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</text:p>
          </table:table-cell>
          <table:table-cell office:value-type="string" calcext:value-type="string">
            <text:p>Griesbauerhof</text:p>
          </table:table-cell>
          <table:table-cell office:value-type="float" office:value="43.80049" calcext:value-type="float">
            <text:p>43.800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ÜRGSTADTER BERG 1G</text:p>
          </table:table-cell>
          <table:table-cell office:value-type="string" calcext:value-type="string">
            <text:p>RUDOLF FÜR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zwkhmrbr77rp3kjt1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ürgstadter Berg Riesling</text:p>
          </table:table-cell>
          <table:table-cell office:value-type="string" calcext:value-type="string">
            <text:p>Rudolf Fürst</text:p>
          </table:table-cell>
          <table:table-cell office:value-type="float" office:value="51.22431" calcext:value-type="float">
            <text:p>51.22431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RPHYR MAGNUM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8.121876" calcext:value-type="float">
            <text:p>38.12187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ALTERERSEE KUNST STÜCK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xz8ptj21zhh2ddwfg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unst.Stück Kalterersee Classico Superiore</text:p>
          </table:table-cell>
          <table:table-cell office:value-type="string" calcext:value-type="string">
            <text:p>Kellerei Kaltern</text:p>
          </table:table-cell>
          <table:table-cell office:value-type="float" office:value="41.57148" calcext:value-type="float">
            <text:p>41.571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RISERVA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fgv0mphgxm93r08f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Laianus</text:p>
          </table:table-cell>
          <table:table-cell office:value-type="string" calcext:value-type="string">
            <text:p>Klaus Lentsch</text:p>
          </table:table-cell>
          <table:table-cell office:value-type="float" office:value="29.822186" calcext:value-type="float">
            <text:p>29.822186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ESLING GG FELSENBERG SCHLOSSBÖCKELHEIMER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8m7ys9tj1wrz051zc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ossböckelheimer Felsenberg Riesling Spätlese</text:p>
          </table:table-cell>
          <table:table-cell office:value-type="string" calcext:value-type="string">
            <text:p>Dönnhoff</text:p>
          </table:table-cell>
          <table:table-cell office:value-type="float" office:value="45.50757" calcext:value-type="float">
            <text:p>45.5075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ÜNER VELTLINER DÜRNSTEINER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p3rm242zz5t2837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ürnstein Grüner Veltliner</text:p>
          </table:table-cell>
          <table:table-cell office:value-type="string" calcext:value-type="string">
            <text:p>Pichler-Krutzler</text:p>
          </table:table-cell>
          <table:table-cell office:value-type="float" office:value="36.23146" calcext:value-type="float">
            <text:p>36.231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E DI ROMANS CHARDONNAY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80286" calcext:value-type="float">
            <text:p>35.6802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ERIS SAUVIGNON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zqd3t9csd0yj26f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ieris</text:p>
          </table:table-cell>
          <table:table-cell office:value-type="string" calcext:value-type="string">
            <text:p>Vie di Romans</text:p>
          </table:table-cell>
          <table:table-cell office:value-type="float" office:value="42.254776" calcext:value-type="float">
            <text:p>42.2547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E DI ROMANS CHARDONNAY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80286" calcext:value-type="float">
            <text:p>35.6802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E DI ROMANS CHARDONNAY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80286" calcext:value-type="float">
            <text:p>35.6802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80286" calcext:value-type="float">
            <text:p>35.6802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VA DOMUS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192337" calcext:value-type="float">
            <text:p>42.1923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7.214615" calcext:value-type="float">
            <text:p>37.21461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VA DOMUS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192337" calcext:value-type="float">
            <text:p>42.1923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192337" calcext:value-type="float">
            <text:p>42.19233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UILLY FUME PUR SANG</text:p>
          </table:table-cell>
          <table:table-cell office:value-type="string" calcext:value-type="string">
            <text:p>DIDER DAUG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1bwcw6dwe1yxmpy21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 Fumé Pur Sang Bio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2.839966" calcext:value-type="float">
            <text:p>42.8399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KITALI SANTORINI</text:p>
          </table:table-cell>
          <table:table-cell office:value-type="string" calcext:value-type="string">
            <text:p>HATZIDAK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bd48c2mnea46e4gf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kitali</text:p>
          </table:table-cell>
          <table:table-cell office:value-type="string" calcext:value-type="string">
            <text:p>Hatzidakis</text:p>
          </table:table-cell>
          <table:table-cell office:value-type="float" office:value="43.97905" calcext:value-type="float">
            <text:p>43.979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UBURGUNDER SCHLOSSBERG ACHKARRER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gnvsn74xm0cydrqk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GG Schlossberg Achkarren</text:p>
          </table:table-cell>
          <table:table-cell office:value-type="string" calcext:value-type="string">
            <text:p>Franz Keller</text:p>
          </table:table-cell>
          <table:table-cell office:value-type="float" office:value="47.918404" calcext:value-type="float">
            <text:p>47.9184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LTERDINGER CHANDONNAY</text:p>
          </table:table-cell>
          <table:table-cell office:value-type="string" calcext:value-type="string">
            <text:p>BERNARD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77fs22s83taj4ab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terdinger</text:p>
          </table:table-cell>
          <table:table-cell office:value-type="string" calcext:value-type="string">
            <text:p>Bernhard Huber</text:p>
          </table:table-cell>
          <table:table-cell office:value-type="float" office:value="40.09951" calcext:value-type="float">
            <text:p>40.09951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RLOT SIEBENEIC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3.699417" calcext:value-type="float">
            <text:p>43.6994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IN VINO VERITAS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w7rv0b8sbp7yr3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 office:value-type="float" office:value="32.557083" calcext:value-type="float">
            <text:p>32.5570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LESTINA LIMITED EDITION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qr4vffsjqf7t845125d0c6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Palestina</text:p>
          </table:table-cell>
          <table:table-cell office:value-type="string" calcext:value-type="string">
            <text:p>Weingut H.Lentsch</text:p>
          </table:table-cell>
          <table:table-cell office:value-type="float" office:value="25.815811" calcext:value-type="float">
            <text:p>25.81581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192337" calcext:value-type="float">
            <text:p>42.1923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ERIS SAUVIGNON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zqd3t9csd0yj26f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ieris</text:p>
          </table:table-cell>
          <table:table-cell office:value-type="string" calcext:value-type="string">
            <text:p>Vie di Romans</text:p>
          </table:table-cell>
          <table:table-cell office:value-type="float" office:value="42.254776" calcext:value-type="float">
            <text:p>42.2547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BIANCO ST VALENTIN</text:p>
          </table:table-cell>
          <table:table-cell office:value-type="string" calcext:value-type="string">
            <text:p>ST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xhs3pcnxcft4hsbx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8.797028" calcext:value-type="float">
            <text:p>48.7970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OY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Tramin</text:p>
          </table:table-cell>
          <table:table-cell office:value-type="float" office:value="33.53081" calcext:value-type="float">
            <text:p>33.530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F WEISS</text:p>
          </table:table-cell>
          <table:table-cell office:value-type="string" calcext:value-type="string">
            <text:p>WIDUM BAU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8dzhd1c283bs11786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abenthal Weiss</text:p>
          </table:table-cell>
          <table:table-cell office:value-type="string" calcext:value-type="string">
            <text:p>Weingut Baumann</text:p>
          </table:table-cell>
          <table:table-cell office:value-type="float" office:value="25.61095" calcext:value-type="float">
            <text:p>25.6109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SÉ UNTERTÜRKHEIMER GIPS</text:p>
          </table:table-cell>
          <table:table-cell office:value-type="string" calcext:value-type="string">
            <text:p>ALD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c33xxdfny5ttpxss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tertürkheimer Gips Weissburgunder Trocken</text:p>
          </table:table-cell>
          <table:table-cell office:value-type="string" calcext:value-type="string">
            <text:p>Aldinger</text:p>
          </table:table-cell>
          <table:table-cell office:value-type="float" office:value="42.925865" calcext:value-type="float">
            <text:p>42.9258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ISWEIN </text:p>
          </table:table-cell>
          <table:table-cell office:value-type="string" calcext:value-type="string">
            <text:p>DR LOO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7rw6bbb49eq50jxp5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Eiswein</text:p>
          </table:table-cell>
          <table:table-cell office:value-type="string" calcext:value-type="string">
            <text:p>Dr. Loosen</text:p>
          </table:table-cell>
          <table:table-cell office:value-type="float" office:value="30.833282" calcext:value-type="float">
            <text:p>30.8332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DOM PE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mn7w9aghrejy75g9p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m Ici Carignan</text:p>
          </table:table-cell>
          <table:table-cell office:value-type="string" calcext:value-type="string">
            <text:p>Dom Brial</text:p>
          </table:table-cell>
          <table:table-cell office:value-type="float" office:value="18.061523" calcext:value-type="float">
            <text:p>18.061523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NAMARIA CLEMENTI</text:p>
          </table:table-cell>
          <table:table-cell office:value-type="string" calcext:value-type="string">
            <text:p>CA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eqkyp7md23h3wfqn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Franciacorta Rosé Annamaria Clementi Extra Brut</text:p>
          </table:table-cell>
          <table:table-cell office:value-type="string" calcext:value-type="string">
            <text:p>Ca' del Bosco</text:p>
          </table:table-cell>
          <table:table-cell office:value-type="float" office:value="42.807602" calcext:value-type="float">
            <text:p>42.8076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KT</text:p>
          </table:table-cell>
          <table:table-cell office:value-type="string" calcext:value-type="string">
            <text:p>RAUMLAND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r7gv0kfsy7zvrmz84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reiklang Sekt</text:p>
          </table:table-cell>
          <table:table-cell office:value-type="string" calcext:value-type="string">
            <text:p>Raumland</text:p>
          </table:table-cell>
          <table:table-cell office:value-type="float" office:value="33.07401" calcext:value-type="float">
            <text:p>33.07401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NC DE BLANCS SPUMANTE DASSIÉ FAVREL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j663whx98jvw0bf9v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anio Spumante Rosé</text:p>
          </table:table-cell>
          <table:table-cell office:value-type="string" calcext:value-type="string">
            <text:p>Malibràn</text:p>
          </table:table-cell>
          <table:table-cell office:value-type="float" office:value="33.969162" calcext:value-type="float">
            <text:p>33.9691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EET CLAIRE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ft1cvgmsyrrfv6t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Sweet Claire Bio</text:p>
          </table:table-cell>
          <table:table-cell office:value-type="string" calcext:value-type="string">
            <text:p>Lieselehof</text:p>
          </table:table-cell>
          <table:table-cell office:value-type="float" office:value="41.30166" calcext:value-type="float">
            <text:p>41.301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SITHEA ROS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1etxchqnnw32hea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asithea Moscato Rosa</text:p>
          </table:table-cell>
          <table:table-cell office:value-type="string" calcext:value-type="string">
            <text:p>Girlan</text:p>
          </table:table-cell>
          <table:table-cell office:value-type="float" office:value="40.69062" calcext:value-type="float">
            <text:p>40.690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SITHEA ORO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nvr4h9phz6p3ztew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Pasithea Oro</text:p>
          </table:table-cell>
          <table:table-cell office:value-type="string" calcext:value-type="string">
            <text:p>Girlan</text:p>
          </table:table-cell>
          <table:table-cell office:value-type="float" office:value="44.760128" calcext:value-type="float">
            <text:p>44.7601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N SAN GIUSTO</text:p>
          </table:table-cell>
          <table:table-cell office:value-type="string" calcext:value-type="string">
            <text:p>SAN GIUSTO RENTENN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kajvrcgxzp1895ke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 San Giusto</text:p>
          </table:table-cell>
          <table:table-cell office:value-type="string" calcext:value-type="string">
            <text:p>San Giusto a Rentennano</text:p>
          </table:table-cell>
          <table:table-cell office:value-type="float" office:value="61.01246" calcext:value-type="float">
            <text:p>61.012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SENZIA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ehqz4qz7ra0dqmk7f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ssenzia Dolomiti</text:p>
          </table:table-cell>
          <table:table-cell office:value-type="string" calcext:value-type="string">
            <text:p>Pojer e Sandri</text:p>
          </table:table-cell>
          <table:table-cell office:value-type="float" office:value="44.853462" calcext:value-type="float">
            <text:p>44.85346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KIRSCHGARTEN BEERENAUSLESE</text:p>
          </table:table-cell>
          <table:table-cell office:value-type="string" calcext:value-type="string">
            <text:p>PHILIPPE KU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h2937501d2dx34wd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Kirschgarten Riesling Beerenauslese</text:p>
          </table:table-cell>
          <table:table-cell office:value-type="string" calcext:value-type="string">
            <text:p>Philipp Kuhn</text:p>
          </table:table-cell>
          <table:table-cell office:value-type="float" office:value="47.87143" calcext:value-type="float">
            <text:p>47.871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INTESSENZ PASSITO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32.793" calcext:value-type="float">
            <text:p>32.793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DRO XIMENEZ MURILLO</text:p>
          </table:table-cell>
          <table:table-cell office:value-type="string" calcext:value-type="string">
            <text:p>LUSTAU</text:p>
          </table:table-cell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rrnd2cfks39m9m3a3m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Pedro Ximénez Murillo Selección del Centenario</text:p>
          </table:table-cell>
          <table:table-cell office:value-type="string" calcext:value-type="string">
            <text:p>Lustau</text:p>
          </table:table-cell>
          <table:table-cell office:value-type="float" office:value="40.438118" calcext:value-type="float">
            <text:p>40.4381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UNDA ROSÉ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8001hgdxwpf04m6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eiterer-Reiterer Rosé Brut</text:p>
          </table:table-cell>
          <table:table-cell office:value-type="string" calcext:value-type="string">
            <text:p>Arunda</text:p>
          </table:table-cell>
          <table:table-cell office:value-type="float" office:value="29.46612" calcext:value-type="float">
            <text:p>29.466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CERRE ROSÉ</text:p>
          </table:table-cell>
          <table:table-cell office:value-type="string" calcext:value-type="string">
            <text:p>VACHE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qp66acefvz970kayrycb0d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ancerre Rosé</text:p>
          </table:table-cell>
          <table:table-cell office:value-type="string" calcext:value-type="string">
            <text:p>Domaine Vacheron</text:p>
          </table:table-cell>
          <table:table-cell office:value-type="float" office:value="33.77223" calcext:value-type="float">
            <text:p>33.772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DOM PERIGNO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mn7w9aghrejy75g9p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m Ici Carignan</text:p>
          </table:table-cell>
          <table:table-cell office:value-type="string" calcext:value-type="string">
            <text:p>Dom Brial</text:p>
          </table:table-cell>
          <table:table-cell office:value-type="float" office:value="18.061523" calcext:value-type="float">
            <text:p>18.061523</text:p>
          </table:table-cell>
        </table:table-row>
      </table:table>
      <table:table table:name="Manual (DO NOT TOUCH)" table:style-name="ta1">
        <table:table-column table:style-name="co1" table:number-columns-repeated="15" table:default-cell-style-name="Default"/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visible</text:p>
          </table:table-cell>
        </table:table-row>
        <table:table-row table:style-name="ro7">
          <table:table-cell table:formula="of:=IF(ISBLANK([.B2]); &quot;&quot;; 1)">
            <text:p/>
          </table:table-cell>
          <table:table-cell table:number-columns-repeated="3"/>
          <table:table-cell office:value-type="string" calcext:value-type="string">
            <text:p>ROSÉ FORGET ME NOT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Bool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1T08:11:14.639771914</dc:date>
    <meta:editing-duration>PT17S</meta:editing-duration>
    <meta:editing-cycles>1</meta:editing-cycles>
    <meta:document-statistic meta:table-count="2" meta:cell-count="1371" meta:object-count="0"/>
    <meta:generator>LibreOffice/7.3.7.2$Linux_X86_64 LibreOffice_project/30$Build-2</meta:generator>
  </office:meta>
</office:document-meta>
</file>